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文泉驛微米黑" svg:font-family="文泉驛微米黑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文泉驛微米黑" style:font-name-asian="文泉驛微米黑"/>
    </style:style>
    <style:style style:name="P2" style:family="paragraph" style:parent-style-name="Standard" style:list-style-name="L1">
      <style:text-properties style:font-name="文泉驛微米黑" style:font-name-asian="文泉驛微米黑"/>
    </style:style>
    <style:style style:name="P3" style:family="paragraph" style:parent-style-name="Standard">
      <style:text-properties style:font-name="文泉驛微米黑" fo:font-weight="normal" style:font-name-asian="文泉驛微米黑" style:font-weight-asian="normal" style:font-weight-complex="normal"/>
    </style:style>
    <style:style style:name="P4" style:family="paragraph" style:parent-style-name="Standard" style:list-style-name="L1">
      <style:text-properties style:font-name="文泉驛微米黑" fo:font-weight="normal" style:font-name-asian="文泉驛微米黑" style:font-weight-asian="normal" style:font-weight-complex="normal"/>
    </style:style>
    <style:style style:name="P5" style:family="paragraph" style:parent-style-name="Standard" style:list-style-name="L4">
      <style:text-properties style:font-name="文泉驛微米黑" fo:font-weight="normal" style:font-name-asian="文泉驛微米黑" style:font-weight-asian="normal" style:font-weight-complex="normal"/>
    </style:style>
    <style:style style:name="P6" style:family="paragraph" style:parent-style-name="Standard" style:list-style-name="L6">
      <style:text-properties style:font-name="文泉驛微米黑" fo:font-weight="normal" style:font-name-asian="文泉驛微米黑" style:font-weight-asian="normal" style:font-weight-complex="normal"/>
    </style:style>
    <style:style style:name="P7" style:family="paragraph" style:parent-style-name="Standard" style:list-style-name="L7">
      <style:text-properties style:font-name="文泉驛微米黑" fo:font-weight="normal" style:font-name-asian="文泉驛微米黑" style:font-weight-asian="normal" style:font-weight-complex="normal"/>
    </style:style>
    <style:style style:name="P8" style:family="paragraph" style:parent-style-name="Standard" style:list-style-name="L6"/>
    <style:style style:name="P9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文泉驛微米黑" fo:font-weight="normal" style:font-name-asian="文泉驛微米黑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29in" fo:text-indent="-0.25in" fo:margin-left="0.542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29in" fo:text-indent="-0.25in" fo:margin-left="0.792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29in" fo:text-indent="-0.25in" fo:margin-left="1.042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29in" fo:text-indent="-0.25in" fo:margin-left="1.292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29in" fo:text-indent="-0.25in" fo:margin-left="1.542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29in" fo:text-indent="-0.25in" fo:margin-left="1.792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29in" fo:text-indent="-0.25in" fo:margin-left="2.042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29in" fo:text-indent="-0.25in" fo:margin-left="2.292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29in" fo:text-indent="-0.25in" fo:margin-left="2.542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29in" fo:text-indent="-0.25in" fo:margin-left="2.7929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2017新版布署系统v1.0简介</text:span></text:h>
      <text:h text:style-name="Heading_20_3" text:outline-level="3"><text:span text:style-name="T1">开发背景</text:span></text:h>
      <text:p text:style-name="P1"><text:span text:style-name="T2"><text:s text:c="8"/>旧的布署系统在功能与性能方面已不能完全满足业务需求。</text:span></text:p>
      <text:h text:style-name="Heading_20_3" text:outline-level="3"><text:span text:style-name="T1">新版亮点</text:span></text:h>
      <text:list xml:id="list8494894185189269441" text:style-name="L1">
        <text:list-item>
          <text:p text:style-name="P4">高效并发，具备更高的查询、布署性能</text:p>
        </text:list-item>
        <text:list-item>
          <text:p text:style-name="P4">支持撤销（回滚）至任意历史版本</text:p>
        </text:list-item>
        <text:list-item>
          <text:p text:style-name="P2"><text:span text:style-name="T2">代码一致性保证（不包括布署失败的机器）</text:span></text:p>
        </text:list-item>
        <text:list-item>
          <text:p text:style-name="P2"><text:span text:style-name="T2">更优雅的差异文件列表视图</text:span></text:p>
        </text:list-item>
      </text:list>
      <text:h text:style-name="Heading_20_3" text:outline-level="3"><text:span text:style-name="T1">已知BUG</text:span></text:h>
      <text:list xml:id="list3004909664882989708" text:style-name="L7">
        <text:list-item>
          <text:p text:style-name="P7">查询文件列表及差异文件页面展开之后不能再次拆叠</text:p>
        </text:list-item>
        <text:list-item>
          <text:p text:style-name="P7">多次点击同一按钮会多次显示相同内容</text:p>
        </text:list-item>
      </text:list>
      <text:h text:style-name="Heading_20_3" text:outline-level="3"><text:span text:style-name="T1">操作流程</text:span></text:h>
      <text:p text:style-name="P3"><text:s text:c="8"/>...</text:p>
      <text:h text:style-name="Heading_20_3" text:outline-level="3"><text:span text:style-name="T1">前端技术</text:span></text:h>
      <text:p text:style-name="P1"><text:span text:style-name="T2"><text:s text:c="7"/>...</text:span></text:p>
      <text:h text:style-name="Heading_20_3" text:outline-level="3"><text:span text:style-name="T1">后端技术</text:span></text:h>
      <text:list xml:id="list5381124765725082224" text:style-name="L4">
        <text:list-item>
          <text:p text:style-name="P5">开发语言：C、Shell</text:p>
        </text:list-item>
        <text:list-item>
          <text:p text:style-name="P5">服务端口：20000（TCP＋UDP）</text:p>
        </text:list-item>
        <text:list-item>
          <text:p text:style-name="P5">环境依赖：</text:p>
        </text:list-item>
      </text:list>
      <text:list xml:id="list1366809577482972457" text:style-name="L6">
        <text:list-item>
          <text:list>
            <text:list-item>
              <text:p text:style-name="P6">Linux 3.10 及以上内核版本</text:p>
            </text:list-item>
            <text:list-item>
              <text:p text:style-name="P6">git 1.7 及以上版本</text:p>
            </text:list-item>
            <text:list-item>
              <text:p text:style-name="P8"><text:span text:style-name="T3">git 用户存在，且可免密 SSH 登入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文泉驛微米黑" svg:font-family="文泉驛微米黑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WenQuanYi Micro Hei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WenQuanYi Micro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n hui</meta:initial-creator>
    <meta:creation-date>2017-08-17T15:17:31</meta:creation-date>
    <dc:date>2017-08-17T17:12:38</dc:date>
    <dc:creator>fan hui</dc:creator>
    <meta:editing-duration>PT51M51S</meta:editing-duration>
    <meta:editing-cycles>11</meta:editing-cycles>
    <meta:generator>OpenOffice/4.1.3$Unix OpenOffice.org_project/413m1$Build-9783</meta:generator>
    <meta:document-statistic meta:table-count="0" meta:image-count="0" meta:object-count="0" meta:page-count="1" meta:paragraph-count="22" meta:word-count="222" meta:character-count="295"/>
  </office:meta>
</office:document-meta>
</file>